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4af3a" officeooo:paragraph-rsid="0014af3a" style:font-style-asian="normal" style:font-weight-asian="normal" style:font-style-complex="normal" style:font-weight-complex="normal"/>
    </style:style>
    <style:style style:name="P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975b7" style:font-style-asian="normal" style:font-weight-asian="normal" style:font-style-complex="normal" style:font-weight-complex="normal"/>
    </style:style>
    <style:style style:name="P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12d4" style:font-style-asian="normal" style:font-weight-asian="normal" style:font-style-complex="normal" style:font-weight-complex="normal"/>
    </style:style>
    <style:style style:name="P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6bfa" style:font-style-asian="normal" style:font-weight-asian="normal" style:font-style-complex="normal" style:font-weight-complex="normal"/>
    </style:style>
    <style:style style:name="P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975b7" officeooo:paragraph-rsid="001bdf9b" style:font-style-asian="normal" style:font-weight-asian="normal" style:font-style-complex="normal" style:font-weight-complex="normal"/>
    </style:style>
    <style:style style:name="P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12d4" style:font-style-asian="normal" style:font-weight-asian="normal" style:font-style-complex="normal" style:font-weight-complex="normal"/>
    </style:style>
    <style:style style:name="P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12d4" officeooo:paragraph-rsid="001b6bfa" style:font-style-asian="normal" style:font-weight-asian="normal" style:font-style-complex="normal" style:font-weight-complex="normal"/>
    </style:style>
    <style:style style:name="P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b6bfa" officeooo:paragraph-rsid="001b6bfa" style:font-style-asian="normal" style:font-weight-asian="normal" style:font-style-complex="normal" style:font-weight-complex="normal"/>
    </style:style>
    <style:style style:name="P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ce3e3" officeooo:paragraph-rsid="001ce3e3" style:font-style-asian="normal" style:font-weight-asian="normal" style:font-style-complex="normal" style:font-weight-complex="normal"/>
    </style:style>
    <style:style style:name="P1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normal" fo:font-weight="normal" officeooo:rsid="001d3d39" officeooo:paragraph-rsid="001d3d39" style:font-style-asian="normal" style:font-weight-asian="normal" style:font-style-complex="normal" style:font-weight-complex="normal"/>
    </style:style>
    <style:style style:name="P1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font-name="Arial2" fo:font-style="italic" style:text-underline-style="none" fo:font-weight="bold" officeooo:rsid="0014af3a" officeooo:paragraph-rsid="0014af3a" style:font-style-asian="italic" style:font-weight-asian="bold" style:font-style-complex="italic" style:font-weight-complex="bold"/>
    </style:style>
    <style:style style:name="P1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df9b"/>
    </style:style>
    <style:style style:name="P1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ce3e3"/>
    </style:style>
    <style:style style:name="P1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d3d39"/>
    </style:style>
    <style:style style:name="P1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e93b4"/>
    </style:style>
    <style:style style:name="P1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0016a"/>
    </style:style>
    <style:style style:name="P1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1d3d39" officeooo:paragraph-rsid="0020016a"/>
    </style:style>
    <style:style style:name="P18"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rsid="0020016a" officeooo:paragraph-rsid="0020016a"/>
    </style:style>
    <style:style style:name="P19"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1d3d39" officeooo:paragraph-rsid="001d3d39" fo:background-color="transparent" style:font-name-asian="Arial3" style:font-size-asian="11pt" style:font-name-complex="Arial3"/>
    </style:style>
    <style:style style:name="P20"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rsid="0020016a" officeooo:paragraph-rsid="0020016a" fo:background-color="transparent" style:font-name-asian="Arial3" style:font-size-asian="11pt" style:font-name-complex="Arial3"/>
    </style:style>
    <style:style style:name="P21"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style>
    <style:style style:name="P22"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4af3a"/>
    </style:style>
    <style:style style:name="P23"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1b6bfa"/>
    </style:style>
    <style:style style:name="P24"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25c50"/>
    </style:style>
    <style:style style:name="P25"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officeooo:paragraph-rsid="00227de1"/>
    </style:style>
    <style:style style:name="P26"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fo:background-color="transparent" style:font-name-asian="Arial3" style:font-size-asian="11pt" style:font-name-complex="Arial3"/>
    </style:style>
    <style:style style:name="P27" style:family="paragraph" style:parent-style-name="Standard">
      <style:paragraph-properties fo:margin-left="0cm" fo:margin-right="0cm" fo:margin-top="0cm" fo:margin-bottom="0cm" style:contextual-spacing="false" fo:line-height="0.487cm" fo:text-align="start" style:justify-single-word="false" fo:text-indent="0cm" style:auto-text-indent="false"/>
      <style:text-properties style:use-window-font-color="true" loext:opacity="0%" style:font-name="Arial" fo:font-size="11pt" fo:letter-spacing="normal" officeooo:paragraph-rsid="00187bde" fo:background-color="transparent" style:font-name-asian="Arial3" style:font-size-asian="11pt" style:font-name-complex="Arial3"/>
    </style:style>
    <style:style style:name="P28"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style>
    <style:style style:name="P29" style:family="paragraph" style:parent-style-name="Standard">
      <style:paragraph-properties fo:margin-left="0cm" fo:margin-right="0cm" fo:margin-top="0cm" fo:margin-bottom="0cm" style:contextual-spacing="false" fo:line-height="0.423cm" fo:text-align="start" style:justify-single-word="false" fo:keep-together="always" fo:text-indent="0cm" style:auto-text-indent="false" fo:keep-with-next="always"/>
      <style:text-properties officeooo:paragraph-rsid="00187bde"/>
    </style:style>
    <style:style style:name="P30"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officeooo:paragraph-rsid="00187bde"/>
    </style:style>
    <style:style style:name="P31" style:family="paragraph" style:parent-style-name="Standard">
      <style:paragraph-properties fo:margin-left="0cm" fo:margin-right="0cm" fo:margin-top="0cm" fo:margin-bottom="0cm" style:contextual-spacing="false" fo:line-height="0.423cm" fo:text-align="start" style:justify-single-word="false" fo:text-indent="0cm" style:auto-text-indent="false"/>
      <style:text-properties style:font-name="Arial2" fo:font-style="normal" fo:font-weight="normal" officeooo:rsid="0014af3a" officeooo:paragraph-rsid="00187bde" style:font-style-asian="normal" style:font-weight-asian="normal" style:font-style-complex="normal" style:font-weight-complex="normal"/>
    </style:style>
    <style:style style:name="P32" style:family="paragraph" style:parent-style-name="Standard">
      <loext:graphic-properties draw:fill="none"/>
      <style:paragraph-properties fo:margin-left="0cm" fo:margin-right="0cm" fo:margin-top="0cm" fo:margin-bottom="0cm" style:contextual-spacing="false" fo:line-height="0.487cm" fo:text-align="start" style:justify-single-word="false" fo:text-indent="0cm" style:auto-text-indent="false" fo:background-color="transparent"/>
      <style:text-properties fo:font-style="italic" officeooo:paragraph-rsid="00225c50" style:font-style-asian="italic" style:font-style-complex="italic"/>
    </style:style>
    <style:style style:name="T1" style:family="text">
      <style:text-properties style:use-window-font-color="true" loext:opacity="0%" style:font-name="Arial" fo:font-size="11pt" fo:letter-spacing="normal" fo:background-color="transparent" loext:char-shading-value="0" style:font-name-asian="Arial3" style:font-size-asian="11pt" style:font-name-complex="Arial3"/>
    </style:style>
    <style:style style:name="T2" style:family="text">
      <style:text-properties style:use-window-font-color="true" loext:opacity="0%" style:font-name="Arial" fo:font-size="11pt" fo:letter-spacing="normal" officeooo:rsid="0015ff91" fo:background-color="transparent" loext:char-shading-value="0" style:font-name-asian="Arial3" style:font-size-asian="11pt" style:font-name-complex="Arial3"/>
    </style:style>
    <style:style style:name="T3" style:family="text">
      <style:text-properties style:use-window-font-color="true" loext:opacity="0%" style:font-name="Arial" fo:font-size="11pt" fo:letter-spacing="normal" officeooo:rsid="00165562" fo:background-color="transparent" loext:char-shading-value="0" style:font-name-asian="Arial3" style:font-size-asian="11pt" style:font-name-complex="Arial3"/>
    </style:style>
    <style:style style:name="T4" style:family="text">
      <style:text-properties style:use-window-font-color="true" loext:opacity="0%" style:font-name="Arial" fo:font-size="11pt" fo:letter-spacing="normal" officeooo:rsid="0016bcf9" fo:background-color="transparent" loext:char-shading-value="0" style:font-name-asian="Arial3" style:font-size-asian="11pt" style:font-name-complex="Arial3"/>
    </style:style>
    <style:style style:name="T5" style:family="text">
      <style:text-properties style:use-window-font-color="true" loext:opacity="0%" style:font-name="Arial" fo:font-size="11pt" fo:letter-spacing="normal" officeooo:rsid="001975b7" fo:background-color="transparent" loext:char-shading-value="0" style:font-name-asian="Arial3" style:font-size-asian="11pt" style:font-name-complex="Arial3"/>
    </style:style>
    <style:style style:name="T6" style:family="text">
      <style:text-properties style:use-window-font-color="true" loext:opacity="0%" style:font-name="Arial" fo:font-size="11pt" fo:letter-spacing="normal" officeooo:rsid="001b12d4" fo:background-color="transparent" loext:char-shading-value="0" style:font-name-asian="Arial3" style:font-size-asian="11pt" style:font-name-complex="Arial3"/>
    </style:style>
    <style:style style:name="T7" style:family="text">
      <style:text-properties style:use-window-font-color="true" loext:opacity="0%" style:font-name="Arial" fo:font-size="11pt" fo:letter-spacing="normal" officeooo:rsid="001b6bfa" fo:background-color="transparent" loext:char-shading-value="0" style:font-name-asian="Arial3" style:font-size-asian="11pt" style:font-name-complex="Arial3"/>
    </style:style>
    <style:style style:name="T8" style:family="text">
      <style:text-properties style:use-window-font-color="true" loext:opacity="0%" style:font-name="Arial" fo:font-size="11pt" fo:letter-spacing="normal" officeooo:rsid="001bdf9b" fo:background-color="transparent" loext:char-shading-value="0" style:font-name-asian="Arial3" style:font-size-asian="11pt" style:font-name-complex="Arial3"/>
    </style:style>
    <style:style style:name="T9" style:family="text">
      <style:text-properties style:use-window-font-color="true" loext:opacity="0%" style:font-name="Arial" fo:font-size="11pt" fo:letter-spacing="normal" officeooo:rsid="001ce3e3" fo:background-color="transparent" loext:char-shading-value="0" style:font-name-asian="Arial3" style:font-size-asian="11pt" style:font-name-complex="Arial3"/>
    </style:style>
    <style:style style:name="T10" style:family="text">
      <style:text-properties style:use-window-font-color="true" loext:opacity="0%" style:font-name="Arial" fo:font-size="11pt" fo:letter-spacing="normal" officeooo:rsid="001d3d39" fo:background-color="transparent" loext:char-shading-value="0" style:font-name-asian="Arial3" style:font-size-asian="11pt" style:font-name-complex="Arial3"/>
    </style:style>
    <style:style style:name="T11" style:family="text">
      <style:text-properties style:use-window-font-color="true" loext:opacity="0%" style:font-name="Arial" fo:font-size="11pt" fo:letter-spacing="normal" officeooo:rsid="001e93b4" fo:background-color="transparent" loext:char-shading-value="0" style:font-name-asian="Arial3" style:font-size-asian="11pt" style:font-name-complex="Arial3"/>
    </style:style>
    <style:style style:name="T12" style:family="text">
      <style:text-properties style:use-window-font-color="true" loext:opacity="0%" style:font-name="Arial" fo:font-size="11pt" fo:letter-spacing="normal" officeooo:rsid="0020016a" fo:background-color="transparent" loext:char-shading-value="0" style:font-name-asian="Arial3" style:font-size-asian="11pt" style:font-name-complex="Arial3"/>
    </style:style>
    <style:style style:name="T13" style:family="text">
      <style:text-properties style:use-window-font-color="true" loext:opacity="0%" style:font-name="Arial" fo:font-size="11pt" fo:letter-spacing="normal" officeooo:rsid="0021d2b3" fo:background-color="transparent" loext:char-shading-value="0" style:font-name-asian="Arial3" style:font-size-asian="11pt" style:font-name-complex="Arial3"/>
    </style:style>
    <style:style style:name="T14" style:family="text">
      <style:text-properties style:use-window-font-color="true" loext:opacity="0%" style:font-name="Arial" fo:font-size="11pt" fo:letter-spacing="normal" officeooo:rsid="0034a6d3" fo:background-color="transparent" loext:char-shading-value="0" style:font-name-asian="Arial3" style:font-size-asian="11pt" style:font-name-complex="Arial3"/>
    </style:style>
    <style:style style:name="T15" style:family="text">
      <style:text-properties style:use-window-font-color="true" loext:opacity="0%" style:font-name="Arial" fo:font-size="11pt" fo:letter-spacing="normal" officeooo:rsid="00225c50" fo:background-color="transparent" loext:char-shading-value="0" style:font-name-asian="Arial3" style:font-size-asian="11pt" style:font-name-complex="Arial3"/>
    </style:style>
    <style:style style:name="T16" style:family="text">
      <style:text-properties style:use-window-font-color="true" loext:opacity="0%" style:font-name="Arial" fo:font-size="11pt" fo:letter-spacing="normal" officeooo:rsid="00227de1" fo:background-color="transparent" loext:char-shading-value="0" style:font-name-asian="Arial3" style:font-size-asian="11pt" style:font-name-complex="Arial3"/>
    </style:style>
    <style:style style:name="T17" style:family="text">
      <style:text-properties style:use-window-font-color="true" loext:opacity="0%" style:font-name="Arial" fo:font-size="11pt" fo:letter-spacing="normal" fo:font-style="italic" fo:font-weight="bold" officeooo:rsid="0014af3a" fo:background-color="transparent" loext:char-shading-value="0" style:font-name-asian="Arial3" style:font-size-asian="11pt" style:font-style-asian="italic" style:font-weight-asian="bold" style:font-name-complex="Arial3" style:font-style-complex="italic" style:font-weight-complex="bold"/>
    </style:style>
    <style:style style:name="T18" style:family="text">
      <style:text-properties style:use-window-font-color="true" loext:opacity="0%" style:font-name="Arial" fo:font-size="11pt" fo:letter-spacing="normal" fo:font-style="italic" officeooo:rsid="0034a6d3" fo:background-color="transparent" loext:char-shading-value="0" style:font-name-asian="Arial3" style:font-size-asian="11pt" style:font-style-asian="italic" style:font-name-complex="Arial3" style:font-style-complex="italic"/>
    </style:style>
    <style:style style:name="T19" style:family="text">
      <style:text-properties style:use-window-font-color="true" loext:opacity="0%" style:font-name="Arial" fo:font-size="11pt" fo:letter-spacing="normal" fo:font-style="italic" officeooo:rsid="00225c50" fo:background-color="transparent" loext:char-shading-value="0" style:font-name-asian="Arial3" style:font-size-asian="11pt" style:font-style-asian="italic" style:font-name-complex="Arial3" style:font-style-complex="italic"/>
    </style:style>
    <style:style style:name="T20" style:family="text">
      <style:text-properties style:use-window-font-color="true" loext:opacity="0%" style:font-name="Arial" fo:font-size="11pt" fo:letter-spacing="normal" fo:font-style="italic" officeooo:rsid="00227de1" fo:background-color="transparent" loext:char-shading-value="0" style:font-name-asian="Arial3" style:font-size-asian="11pt" style:font-style-asian="italic" style:font-name-complex="Arial3" style:font-style-complex="italic"/>
    </style:style>
    <style:style style:name="T21" style:family="text">
      <style:text-properties style:use-window-font-color="true" loext:opacity="0%" style:font-name="Arial" fo:font-size="11pt" fo:letter-spacing="normal" fo:font-style="normal" fo:font-weight="normal" officeooo:rsid="001bdf9b" fo:background-color="transparent" loext:char-shading-value="0" style:font-name-asian="Arial3" style:font-size-asian="11pt" style:font-style-asian="normal" style:font-weight-asian="normal" style:font-name-complex="Arial3" style:font-style-complex="normal" style:font-weight-complex="normal"/>
    </style:style>
    <style:style style:name="T22" style:family="text">
      <style:text-properties fo:color="#4a86e8" loext:opacity="100%" style:font-name="Arial" fo:font-size="11pt" fo:letter-spacing="normal" fo:background-color="transparent" loext:char-shading-value="0" style:font-name-asian="Arial3" style:font-size-asian="11pt" style:font-name-complex="Arial3"/>
    </style:style>
    <style:style style:name="T23" style:family="text">
      <style:text-properties fo:color="#980000" loext:opacity="100%" style:font-name="Arial" fo:font-size="20pt" fo:letter-spacing="normal" fo:font-weight="bold" fo:background-color="transparent" loext:char-shading-value="0" style:font-name-asian="Arial3" style:font-size-asian="20pt" style:font-weight-asian="bold" style:font-name-complex="Arial3"/>
    </style:style>
    <style:style style:name="T24" style:family="text">
      <style:text-properties fo:color="#980000" loext:opacity="100%" style:font-name="Arial" fo:font-size="20pt" fo:letter-spacing="normal" fo:font-weight="bold" officeooo:rsid="00165562" fo:background-color="transparent" loext:char-shading-value="0" style:font-name-asian="Arial3" style:font-size-asian="20pt" style:font-weight-asian="bold" style:font-name-complex="Arial3"/>
    </style:style>
    <style:style style:name="T25" style:family="text">
      <style:text-properties fo:color="#980000" loext:opacity="100%" style:font-name="Arial" fo:font-size="20pt" fo:letter-spacing="normal" fo:font-weight="bold" officeooo:rsid="00187bde" fo:background-color="transparent" loext:char-shading-value="0" style:font-name-asian="Arial3" style:font-size-asian="20pt" style:font-weight-asian="bold" style:font-name-complex="Arial3"/>
    </style:style>
    <style:style style:name="T26" style:family="text">
      <style:text-properties officeooo:rsid="001b6bfa"/>
    </style:style>
    <style:style style:name="T27" style:family="text">
      <style:text-properties officeooo:rsid="00213ce6"/>
    </style:style>
    <style:style style:name="T28"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loext:marker-style-name="T1"><text:span text:style-name="T1">Weapons have a “family” and a “class”</text:span><text:span text:style-name="T1"/></text:p>
      <text:p text:style-name="P26" loext:marker-style-name="T1"/>
      <text:p text:style-name="P21" loext:marker-style-name="T1"><text:span text:style-name="T1">Class is either:</text:span><text:span text:style-name="T1"/></text:p>
      <text:p text:style-name="P26" loext:marker-style-name="T1"/>
      <text:p text:style-name="P21" loext:marker-style-name="T1"><text:span text:style-name="T1">Normal - Average type, can be wielded alone for bonus damage (str scaling) or with a shield for block (dex scaling)</text:span><text:span text:style-name="T1"/></text:p>
      <text:p text:style-name="P26" loext:marker-style-name="T1"/>
      <text:p text:style-name="P21" loext:marker-style-name="T1"><text:span text:style-name="T1">Light - Lower damage, better family property, can be wielded alone for parry and bonus dodge, or with a shield for block (dex scaling)</text:span><text:span text:style-name="T1"/></text:p>
      <text:p text:style-name="P26" loext:marker-style-name="T1"/>
      <text:p text:style-name="P21" loext:marker-style-name="T1"><text:span text:style-name="T1">Heavy - Higher damage, has parry (str scaling)</text:span><text:span text:style-name="T1"/></text:p>
      <text:p text:style-name="P26" loext:marker-style-name="T1"/>
      <text:p text:style-name="P26" loext:marker-style-name="T1"/>
      <text:p text:style-name="P21" loext:marker-style-name="T1"><text:span text:style-name="T1">Weapons of the same “family” share perks<text:line-break/></text:span><text:span text:style-name="T1"/></text:p>
      <text:p text:style-name="P21" loext:marker-style-name="T1"><text:span text:style-name="T1">(Family names are for illustration purposes only)</text:span><text:span text:style-name="T1"/></text:p>
      <text:p text:style-name="P21" loext:marker-style-name="T1"><text:span text:style-name="T1"><text:line-break/>General weapon skills (can be used with any weapon)<text:line-break/><text:line-break/></text:span><text:span text:style-name="T22">Quick attack:</text:span><text:span text:style-name="T1"><text:line-break/>Lvl1: Deals 70% of damage with +10% accuracy<text:line-break/>Lvl2: Deals 75% of damage with +12% accuracy<text:line-break/>Lvl3: Deals 80% of damage with +14% accuracy, 5% chance of attacking again<text:line-break/>Lvl4: Deals 85% of damage with +16% accuracy, 7.5% chance of attacking again<text:line-break/>Lvl5: Deals 90% of damage with +18% accuracy, 10% chance of attacking again<text:line-break/><text:line-break/></text:span><text:span text:style-name="T2">Power</text:span><text:span text:style-name="T22"> attack:</text:span><text:span text:style-name="T1"><text:line-break/>Lvl1: Deals 120% of damage<text:line-break/>Lvl2: Deals 130% of damage<text:line-break/>Lvl3: Deals 140% of damage and increases minimum damage by 1<text:line-break/>Lvl4: Deals 150% of damage and increases minimum damage by 2<text:line-break/>Lvl5: Deals 160% of damage and increases minimum damage by 3<text:line-break/><text:line-break/></text:span><text:span text:style-name="T22">Double attack:</text:span><text:span text:style-name="T1"><text:line-break/>Lvl1: Attacks twice for 60% of damage<text:line-break/>Lvl2: Attacks twice for 65% of damage<text:line-break/>Lvl3: Attacks twice for 70% of damage, if first attack misses second one has +5% accuracy<text:line-break/>Lvl4: Attacks twice for 75% of damage, if first attack misses second one has +7.5% accuracy<text:line-break/>Lvl5: Attacks twice for 80% of damage, if first attack misses second one has +10% accuracy</text:span></text:p>
      <text:p text:style-name="P26" loext:marker-style-name="T1"/>
      <text:p text:style-name="P21" loext:marker-style-name="T1"><text:span text:style-name="T22">Burning lash:</text:span><text:span text:style-name="T1"><text:line-break/>Lvl1: Deals 20% extra as fire<text:line-break/>Lvl2: Deals 30% extra as fire<text:line-break/>Lvl3: Deals 40% extra as fire with a 10% chance to burn<text:line-break/>Lvl4: Deals 50% extra as fire with a 15% chance to burn<text:line-break/>Lvl5: Deals 60% extra as fire with a 20% chance to burn<text:line-break/></text:span><text:soft-page-break/></text:p>
      <text:p text:style-name="P22" loext:marker-style-name="T1"><text:span text:style-name="T22">Icy strike:</text:span><text:span text:style-name="T1"><text:line-break/>Lvl1: Deals 20% extra as cold<text:line-break/>Lvl2: Deals 30% extra as cold<text:line-break/>Lvl3: Deals 40% extra as cold with a 20% chance to chill<text:line-break/>Lvl4: Deals 50% extra as cold with a 30% chance to chill<text:line-break/>Lvl5: Deals 60% extra as cold with a 40% chance to chill</text:span></text:p>
      <text:p text:style-name="P22" loext:marker-style-name="T1"><text:span text:style-name="T1"><text:line-break/></text:span></text:p>
      <text:p text:style-name="P28" loext:marker-style-name="T23"><text:span text:style-name="T23">Ax-family: Has more max dmg (for better avg dmg)</text:span><text:span text:style-name="T23"/></text:p>
      <text:p text:style-name="P28" loext:marker-style-name="T23"><text:span text:style-name="T23">Hatchet, War Ax, Poleax</text:span><text:span text:style-name="T23"/></text:p>
      <text:p text:style-name="P21" loext:marker-style-name="T1"><text:span text:style-name="T1"><text:line-break/>AXES represent PURE POWER, intended for MAXIMUM damage and BRUTALITY<text:line-break/></text:span><text:span text:style-name="T1"/></text:p>
      <text:p text:style-name="P21" loext:marker-style-name="T1"><text:span text:style-name="T1">Hatchet | Light | 4-11 (7.5) dmg<text:line-break/>War Axe | Medium | 4(5)-12(14) (8/9.5) dmg</text:span><text:span text:style-name="T1"/></text:p>
      <text:p text:style-name="P21" loext:marker-style-name="T1"><text:span text:style-name="T1">Poleaxe | Heavy | 5-15 (10) dmg<text:line-break/>Cleaver | Light | 6-9 (7.5) dmg</text:span><text:span text:style-name="T1"/></text:p>
      <text:p text:style-name="P21" loext:marker-style-name="T1"><text:span text:style-name="T1">Boarding Axe | Medium | 6(7)-10(12) (8/9.5) dmg</text:span><text:span text:style-name="T1"/></text:p>
      <text:p text:style-name="P21" loext:marker-style-name="T1"><text:span text:style-name="T1">Great Axe | Heavy | 7 - 13 (10) dmg</text:span><text:span text:style-name="T1"/></text:p>
      <text:p text:style-name="P24" loext:marker-style-name="T1"><text:span text:style-name="T1"><text:line-break/><text:line-break/>RELATED SKILLS:<text:line-break/><text:line-break/>Execute: <text:line-break/>Lvl1: Deals 120% +5% damage per every 10% of Endurance the target is missing<text:line-break/>Lvl2: Deals 120%+7.5% damage per every 10% of Endurance the target is missing<text:line-break/>Lvl3: Deals 120%+10% damage per every 8% of Endurance the target is missing<text:line-break/>Lvl4: Deals 120%+12.5% damage per every 8% of Endurance the target is missing<text:line-break/>Lvl5: Deals 120%+15% damage per every 8% of Endurance the target is missing<text:line-break/><text:line-break/>Amputate:</text:span></text:p>
      <text:p text:style-name="P32"><text:span text:style-name="T14">Tooltip: Deals </text:span><text:span text:style-name="T15">extra</text:span><text:span text:style-name="T14"> damage </text:span><text:span text:style-name="T15">against limbs</text:span><text:span text:style-name="T14">. At higher levels, </text:span><text:span text:style-name="T15">also has increased critical damage</text:span><text:span text:style-name="T14">.<text:line-break/><text:line-break/>On use: (</text:span><text:span text:style-name="T15">Performed</text:span><text:span text:style-name="T14"> </text:span><text:span text:style-name="T15">Amputate</text:span><text:span text:style-name="T14"> at Y level) </text:span><text:span text:style-name="T15">You bring your &lt;weapon&gt; down on the &lt;enemy&gt;’s &lt;bodypart&gt;</text:span><text:span text:style-name="T14">, <text:s/>dealing X damage.</text:span></text:p>
      <text:p text:style-name="P24" loext:marker-style-name="T1"><text:span text:style-name="T1"><text:line-break/>Lvl1: Deals 125% of </text:span><text:span text:style-name="T15">base weapon</text:span><text:span text:style-name="T1"> damage against limbs<text:line-break/>Lvl2: Deals 140% of </text:span><text:span text:style-name="T15">base weapon </text:span><text:span text:style-name="T1">damage against limbs</text:span></text:p>
      <text:p text:style-name="P21" loext:marker-style-name="T1"><text:span text:style-name="T1">Lvl3: Deals 155% of </text:span><text:span text:style-name="T15">base weapon </text:span><text:span text:style-name="T1">damage and +10% crit damage against limbs</text:span></text:p>
      <text:p text:style-name="P21" loext:marker-style-name="T1"><text:span text:style-name="T1">Lvl4: Deals 160% of </text:span><text:span text:style-name="T15">base weapon </text:span><text:span text:style-name="T1">damage and +15% crit damage against limbs</text:span></text:p>
      <text:p text:style-name="P21" loext:marker-style-name="T1"><text:span text:style-name="T1">Lvl5: Deals 175% of </text:span><text:span text:style-name="T15">weapon </text:span><text:span text:style-name="T1">damage and +20% crit damage against limbs</text:span></text:p>
      <text:p text:style-name="P26" loext:marker-style-name="T1"/>
      <text:p text:style-name="P21" loext:marker-style-name="T1"><text:span text:style-name="T1">Cleave:<text:line-break/>Lvl1: Attacks again another random body part for 35% of damage</text:span><text:span text:style-name="T1"/></text:p>
      <text:p text:style-name="P21" loext:marker-style-name="T1"><text:span text:style-name="T1">Lvl2: Attacks again another random body part for 42% of damage<text:line-break/></text:span><text:soft-page-break/><text:span text:style-name="T1">Lvl3: Attacks again another random body part for 50% of damage. If the original target was DESTROYED, also deal 50% of overkill damage<text:line-break/>Lvl4: Attacks again another random body part for 57% of damage. If the original target was DESTROYED, also deal 55% of overkill damage<text:line-break/>Lvl5: Attacks again another random body part for 65% of damage. If the original target was DESTROYED, also deal 60% of overkill damage<text:line-break/><text:line-break/><text:line-break/></text:span><text:span text:style-name="T1"/></text:p>
      <text:p text:style-name="P28" loext:marker-style-name="T23"><text:span text:style-name="T23">Blade-family: Has bonus accuracy<text:line-break/><text:line-break/>Dagger, sword, longsword<text:line-break/></text:span><text:span text:style-name="T23"/></text:p>
      <text:p text:style-name="P21" loext:marker-style-name="T1"><text:span text:style-name="T1">BLADES represent SKILLFUL COMBAT and STRATEGY<text:line-break/></text:span><text:span text:style-name="T1"/></text:p>
      <text:p text:style-name="P26" loext:marker-style-name="T1"/>
      <text:p text:style-name="P21" loext:marker-style-name="T1"><text:span text:style-name="T1">Dagger | Light | 4-8 (6) dmg | +8% accuracy<text:line-break/>Arming Sword | Medium | 4(5)-10(12) (7/8.5) dmg | +5% accuracy</text:span><text:span text:style-name="T1"/></text:p>
      <text:p text:style-name="P21" loext:marker-style-name="T1"><text:span text:style-name="T1">Longsword | Heavy | 5-13 (9) dmg | +5% accuracy<text:line-break/>Kukri | Light | 4-8 (6) dmg | +8 initiative</text:span><text:span text:style-name="T1"/></text:p>
      <text:p text:style-name="P21" loext:marker-style-name="T1"><text:span text:style-name="T1">Scimitar | Medium | 4(5)-10(12) (7/8.5) dmg | +5 initiative</text:span><text:span text:style-name="T1"/></text:p>
      <text:p text:style-name="P21" loext:marker-style-name="T1"><text:span text:style-name="T1">Falchion | Heavy | 5 - 13 (9) dmg | +5 initiative</text:span><text:span text:style-name="T1"/></text:p>
      <text:p text:style-name="P26" loext:marker-style-name="T1"/>
      <text:p text:style-name="P26" loext:marker-style-name="T1"/>
      <text:p text:style-name="P26" loext:marker-style-name="T1"/>
      <text:p text:style-name="P26" loext:marker-style-name="T1"/>
      <text:p text:style-name="P24" loext:marker-style-name="T1"><text:span text:style-name="T1"><text:line-break/>Related skills:<text:line-break/><text:line-break/>Drawn cut:<text:line-break/>Lvl1: Causes the target to bleed for 10% of damage per round, for 3 rounds<text:line-break/>Lvl2: Causes the target to bleed for 15% of damage per round, for 3 rounds<text:line-break/>Lvl3: Causes the target to bleed for 20% of damage per round, for 4 rounds<text:line-break/>Lvl4: Causes the target to bleed for 25% of damage per round, for 4 rounds<text:line-break/>Lvl5: Causes the target to bleed for 30% of damage per round, for 4 rounds<text:line-break/><text:line-break/>Riposte:<text:line-break/>Lvl1: You PARRY the next coming attack, and retaliate towards that limb dealing 120% of damage<text:line-break/>Lvl2: You PARRY the next coming attack, and retaliate towards that limb dealing 130% of damage<text:line-break/>Lvl3: You PARRY the next coming attack, and retaliate towards that limb dealing 140% of damage with +5% accuracy<text:line-break/>Lvl4: You PARRY the next coming attack, and retaliate towards that limb dealing 150% of damage with +7.5% accuracy<text:line-break/>Lvl5: You PARRY the next coming attack, and retaliate towards that limb dealing 160% of damage with +10% accuracy<text:line-break/></text:span><text:soft-page-break/><text:span text:style-name="T1"><text:line-break/>Precise strike:<text:line-break/></text:span><text:span text:style-name="T18">Tooltip: Deals </text:span><text:span text:style-name="T19">damage based on your accuracy</text:span><text:span text:style-name="T18">. At higher levels, </text:span><text:span text:style-name="T19">also gains bonus critical chance based on your accuracy</text:span><text:span text:style-name="T18">.<text:line-break/><text:line-break/>On use: (</text:span><text:span text:style-name="T19">Performed</text:span><text:span text:style-name="T18"> </text:span><text:span text:style-name="T19">Precise Strike</text:span><text:span text:style-name="T18"> at Y level) </text:span><text:span text:style-name="T19">You lunge with your &lt;weapon&gt; striking &lt;enemy&gt;’s &lt;bodypart&gt; with deadly precision</text:span><text:span text:style-name="T18">, <text:s/>dealing X damage.<text:line-break/></text:span><text:span text:style-name="T1"> <text:line-break/>Lvl1: </text:span><text:span text:style-name="T15">Deals weapon base damage equal to 40% + accuracy</text:span><text:span text:style-name="T1"><text:line-break/>Lvl2: </text:span><text:span text:style-name="T15">Deals weapon base damage equal to 50% + accuracy</text:span><text:span text:style-name="T1"><text:line-break/>Lvl3: </text:span><text:span text:style-name="T15">Deals weapon base damage equal to 60% + accuracy</text:span><text:span text:style-name="T1">, with bonus crit chance equal to 10% of your accuracy<text:line-break/>Lvl4: </text:span><text:span text:style-name="T15">Deals weapon base damage equal to 70% + accuracy</text:span><text:span text:style-name="T1">, with bonus crit chance equal to 15% of your accuracy<text:line-break/>Lvl5: </text:span><text:span text:style-name="T15">Deals weapon base damage equal to 80% + accuracy</text:span><text:span text:style-name="T1">, with bonus crit chance equal to 20% of your accuracy<text:line-break/><text:line-break/><text:line-break/></text:span></text:p>
      <text:p text:style-name="P28" loext:marker-style-name="T23"><text:span text:style-name="T23">Tip-family: Has bonus crit dmg</text:span><text:span text:style-name="T23"/></text:p>
      <text:p text:style-name="P28" loext:marker-style-name="T23"><text:span text:style-name="T23">Stiletto, Rapier, Estoc</text:span><text:span text:style-name="T23"/></text:p>
      <text:p text:style-name="P26" loext:marker-style-name="T1"/>
      <text:p text:style-name="P21" loext:marker-style-name="T1"><text:span text:style-name="T1">TIP weapons focus ON ABUSING CRITS TO DEADLY EFFECT<text:line-break/></text:span><text:span text:style-name="T1"/></text:p>
      <text:p text:style-name="P21" loext:marker-style-name="T1"><text:span text:style-name="T1">Stiletto | Light | 4-8 (6) dmg | +25% crit damage<text:line-break/>Rapier | Medium | 4(5)-10(12) (7/8.5) dmg | +15% crit damage</text:span><text:span text:style-name="T1"/></text:p>
      <text:p text:style-name="P21" loext:marker-style-name="T1"><text:span text:style-name="T1">Estoc | Heavy | 5-13 (9) dmg | +15% crit damage<text:line-break/>Sickle | Light | 4-8 (6) dmg | +8% crit chance</text:span><text:span text:style-name="T1"/></text:p>
      <text:p text:style-name="P21" loext:marker-style-name="T1"><text:span text:style-name="T1">Pick | Medium | 4(5)-10(12) (7/8.5) dmg | +5% crit chance</text:span><text:span text:style-name="T1"/></text:p>
      <text:p text:style-name="P21" loext:marker-style-name="T1"><text:span text:style-name="T1">Scythe | Heavy | 5 - 13 (9) dmg | +5% crit chance</text:span><text:span text:style-name="T1"/></text:p>
      <text:p text:style-name="P26" loext:marker-style-name="T1"/>
      <text:p text:style-name="P26" loext:marker-style-name="T1"/>
      <text:p text:style-name="P25" loext:marker-style-name="T1"><text:span text:style-name="T1"><text:line-break/>Straight to the Heart: <text:line-break/></text:span><text:span text:style-name="T18">Tooltip: </text:span><text:span text:style-name="T20">Attack with increased critical chance</text:span><text:span text:style-name="T18">. At higher levels, </text:span><text:span text:style-name="T19">also gains bonus critical </text:span><text:span text:style-name="T20">damage</text:span><text:span text:style-name="T18">.<text:line-break/><text:line-break/>On use: (</text:span><text:span text:style-name="T19">Performed</text:span><text:span text:style-name="T18"> </text:span><text:span text:style-name="T20">Straight to the Heart</text:span><text:span text:style-name="T18"> at Y level) </text:span><text:span text:style-name="T19">You </text:span><text:span text:style-name="T20">attack with your</text:span><text:span text:style-name="T19"> &lt;weapon&gt; striking </text:span><text:span text:style-name="T20">the weakspot in </text:span><text:span text:style-name="T19">&lt;enemy&gt;’s &lt;bodypart&gt;</text:span><text:span text:style-name="T18">, <text:s/>dealing X damage.<text:line-break/></text:span><text:span text:style-name="T1"><text:line-break/>Lvl1: Attack with +</text:span><text:span text:style-name="T16">20</text:span><text:span text:style-name="T1">% crit chance<text:line-break/>Lvl1: Attack with +</text:span><text:span text:style-name="T16">25</text:span><text:span text:style-name="T1">% crit chance<text:line-break/>Lvl1: Attack with +</text:span><text:span text:style-name="T16">30</text:span><text:span text:style-name="T1">% crit chance and +</text:span><text:span text:style-name="T16">25</text:span><text:span text:style-name="T1">% crit damage<text:line-break/>Lvl1: Attack with +</text:span><text:span text:style-name="T16">35</text:span><text:span text:style-name="T1">% crit chance and +</text:span><text:span text:style-name="T16">30</text:span><text:span text:style-name="T1">% crit damage<text:line-break/>Lvl1: Attack with +</text:span><text:span text:style-name="T16">40</text:span><text:span text:style-name="T1">% crit chance and +</text:span><text:span text:style-name="T16">35</text:span><text:span text:style-name="T1">% crit damage<text:line-break/><text:line-break/>Expose Vulnerability:<text:line-break/>Lvl1: Deal 60% damage and cause next attack to have +15% crit chance<text:line-break/></text:span><text:soft-page-break/><text:span text:style-name="T1">Lvl2: Deal 65% damage and cause next attack to have +17.5% crit chance<text:line-break/>Lvl3: Deal 70% damage and cause next attack to have +20% crit chance<text:line-break/>Lvl4: Deal 75% damage and cause next attack to have +25% crit chance<text:line-break/>Lvl5: Deal 80% damage and cause next attack to have +30% crit chance<text:line-break/><text:line-break/>Master Strike:<text:line-break/>Lvl1: Deal 90% of damage. Always crits.<text:line-break/>Lvl2: Deal 95% of damage. Always crits.<text:line-break/>Lvl3: Deal 100% of damage. Always crits with +10% crit damage<text:line-break/>Lvl4: Deal 105% of damage. Always crits with +15% crit damage<text:line-break/>Lvl5: Deal 110% of damage. Always crits with +20% crit damage<text:line-break/><text:line-break/></text:span></text:p>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8" loext:marker-style-name="T23"><text:span text:style-name="T24">Reach</text:span><text:span text:style-name="T23">-family: Bonus armor pen</text:span></text:p>
      <text:p text:style-name="P28" loext:marker-style-name="T23"><text:span text:style-name="T23">Claw, Spear, Pike</text:span><text:span text:style-name="T23"/></text:p>
      <text:p text:style-name="P21" loext:marker-style-name="T1"><text:span text:style-name="T1"><text:line-break/></text:span><text:span text:style-name="T3">Reach</text:span><text:span text:style-name="T1"> weapons FOCUS on DEFEATING SLOW and HEAVILY ARMORED enemies<text:line-break/></text:span></text:p>
      <text:p text:style-name="P21" loext:marker-style-name="T1"><text:span text:style-name="T1">Katar | Light | 4-8 (6) dmg | +3 armor pen<text:line-break/>Spear | Medium | 4(5)-10(12) (7/8.5) dmg | +1 armor pen</text:span><text:span text:style-name="T1"/></text:p>
      <text:p text:style-name="P21" loext:marker-style-name="T1"><text:span text:style-name="T1">Pike | Heavy | 5-13 (9) dmg | +1 Armor pen<text:line-break/>Claw | Light | 4-8 (6) dmg | Ignore all armor on crit, +5% crit damage</text:span><text:span text:style-name="T1"/></text:p>
      <text:p text:style-name="P21" loext:marker-style-name="T1"><text:span text:style-name="T1">Trident | Medium | 4(5)-10(12) (7/8.5) dmg | Ignore all armor on crit</text:span><text:span text:style-name="T1"/></text:p>
      <text:p text:style-name="P21" loext:marker-style-name="T1"><text:span text:style-name="T1">Guisarme | Heavy | 5 - 13 (9) dmg | Ignore all armor on crit</text:span><text:span text:style-name="T1"/></text:p>
      <text:p text:style-name="P26" loext:marker-style-name="T1"/>
      <text:p text:style-name="P26" loext:marker-style-name="T1"/>
      <text:p text:style-name="P26" loext:marker-style-name="T1"/>
      <text:p text:style-name="P25" loext:marker-style-name="T1"><text:span text:style-name="T1"><text:line-break/>Trip attack:<text:line-break/>Lvl1: Deals 25% of damage and has a 30% chance of stunning the enemy<text:line-break/>Lvl2: Deals 30% of damage and has a 33% chance of stunning the enemy<text:line-break/>Lvl3: Deals 35% of damage and has a 35% chance of stunning the enemy, doubled if you have higher initiative<text:line-break/>Lvl4: Deals 45% of damage and has a 37.5% chance of stunning the enemy, doubled if you have higher initiative<text:line-break/></text:span><text:soft-page-break/><text:span text:style-name="T1">Lvl5: Deals 50% of damage and has a 40% chance of stunning the enemy, doubled if you have higher initiative<text:line-break/><text:line-break/>Ramming attack:</text:span></text:p>
      <text:p text:style-name="P25" loext:marker-style-name="T1"><text:span text:style-name="T18">Tooltip: </text:span><text:span text:style-name="T20">Attack with additional armor penetration</text:span><text:span text:style-name="T18">.<text:line-break/><text:line-break/>On use: (</text:span><text:span text:style-name="T19">Performed</text:span><text:span text:style-name="T18"> </text:span><text:span text:style-name="T20">Ramming Attack</text:span><text:span text:style-name="T18"> at Y level) </text:span><text:span text:style-name="T19">You </text:span><text:span text:style-name="T20">thurst with your</text:span><text:span text:style-name="T19"> &lt;weapon&gt; </text:span><text:span text:style-name="T20">piercing</text:span><text:span text:style-name="T19"> </text:span><text:span text:style-name="T20">the defenses in </text:span><text:span text:style-name="T19">&lt;enemy&gt;’s &lt;bodypart&gt;</text:span><text:span text:style-name="T18">, <text:s/>dealing X damage.</text:span></text:p>
      <text:p text:style-name="P25" loext:marker-style-name="T1"><text:span text:style-name="T1"><text:line-break/>Lvl1: Deals 110% damage and penetrates </text:span><text:span text:style-name="T16">2</text:span><text:span text:style-name="T1"> armor<text:line-break/>Lvl1: Deals 120% damage and penetrates </text:span><text:span text:style-name="T16">2</text:span><text:span text:style-name="T1"> armor<text:line-break/>Lvl1: Deals 130% damage and penetrates </text:span><text:span text:style-name="T16">3</text:span><text:span text:style-name="T1"> armor<text:line-break/>Lvl1: Deals 140% damage and penetrates </text:span><text:span text:style-name="T16">3</text:span><text:span text:style-name="T1"> armor<text:line-break/>Lvl1: Deals 150% damage and penetrates </text:span><text:span text:style-name="T16">4</text:span><text:span text:style-name="T1"> armor<text:line-break/><text:line-break/>Assault:<text:line-break/>Lvl1: Deals 120% damage plus 5% damage per every 5 initiative more than your enemy<text:line-break/>Lvl2: Deals 130% damage plus 6% damage per every 5 initiative more than your enemy<text:line-break/>Lvl3: Deals 140% damage plus 8% damage per every 4 initiative more than your enemy<text:line-break/>Lvl4: Deals 150% damage plus 9% damage per every 4 initiative more than your enemy<text:line-break/>Lvl5: Deals 160% damage plus 10% damage per every 4 initiative more than your enemy<text:line-break/><text:line-break/></text:span></text:p>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1" loext:marker-style-name="T23"><text:span text:style-name="T23">Bludgeon-family: Ignores some block/parry effect</text:span><text:span text:style-name="T23"/></text:p>
      <text:p text:style-name="P28" loext:marker-style-name="T23"><text:span text:style-name="T23">Club, mace, maul</text:span><text:span text:style-name="T23"/></text:p>
      <text:p text:style-name="P21" loext:marker-style-name="T1"><text:span text:style-name="T1"><text:line-break/>Bludgeon weapons ARE INTENDED TO BE HARD TO DEFEND AGAINST<text:line-break/></text:span><text:span text:style-name="T1"/></text:p>
      <text:p text:style-name="P21" loext:marker-style-name="T1"><text:span text:style-name="T1">Club | Light | 4-8 (6) dmg | 50% reduced effectiveness of parry and block<text:line-break/></text:span><text:span text:style-name="T4">War Hammer</text:span><text:span text:style-name="T1"> | Medium | 4(5)-10(12) (7/8.5) dmg | 30% reduced effectiveness of parry and block</text:span></text:p>
      <text:p text:style-name="P21" loext:marker-style-name="T1"><text:span text:style-name="T1">Maul | Heavy | 5-13 (9) dmg | 30% reduced effectiveness of parry and block<text:line-break/>Spiked Club | Light | 4-8 (6) dmg | 30% reduced eff of parry and block, +1 armor pen</text:span><text:span text:style-name="T1"/></text:p>
      <text:p text:style-name="P21" loext:marker-style-name="T1"><text:span text:style-name="T4">Flanged Mace</text:span><text:span text:style-name="T1"> | Medium | 4(5)-10(12) (7/8.5) dmg | 20% reduced eff of parry and block, +1 armor pen</text:span></text:p>
      <text:p text:style-name="P21" loext:marker-style-name="T1"><text:span text:style-name="T1">Morningstar | Heavy | 5 - 13 (9) dmg | 20% reduced eff of parry and block, +1 armor pen</text:span><text:span text:style-name="T1"/></text:p>
      <text:p text:style-name="P26" loext:marker-style-name="T1"/>
      <text:p text:style-name="P21" loext:marker-style-name="T1"><text:soft-page-break/><text:span text:style-name="T1"><text:line-break/>Wall Breaker:<text:line-break/>Lvl1: Cannot be blocked or parried. If it would have been blocked or parried, deal +60% damage<text:line-break/>Lvl2: Cannot be blocked or parried. If it would have been blocked or parried, deal +70% damage<text:line-break/>Lvl3: Cannot be blocked or parried. If it would have been blocked or parried, deal +80% damage. Enemies have +5% chance to block or parry this attack<text:line-break/>Lvl4: Cannot be blocked or parried. If it would have been blocked or parried, deal +90% damage. Enemies have +6% chance to block or parry this attack<text:line-break/>Lvl5: Cannot be blocked or parried. If it would have been blocked or parried, deal +100% damage. Enemies have +7% chance to block or parry this attack<text:line-break/></text:span><text:span text:style-name="T1"/></text:p>
      <text:p text:style-name="P26" loext:marker-style-name="T1"/>
      <text:p text:style-name="P21" loext:marker-style-name="T1"><text:span text:style-name="T1">Wild Swing:<text:line-break/>Lvl1: Deals 110% damage. If dodged, blocked or parried, attack again for 50% damage<text:line-break/>Lvl2: Deals 120% damage. If dodged, blocked or parried, attack again for 50% damage<text:line-break/>Lvl3: Deals 130% damage. If dodged, blocked or parried, attack again for 60% damage<text:line-break/>Lvl4: Deals 140% damage. If dodged, blocked or parried, attack again for 70% damage<text:line-break/>Lvl5: Deals 150% damage. If dodged, blocked or parried, attack again for 80% damage </text:span><text:span text:style-name="T1"/></text:p>
      <text:p text:style-name="P26" loext:marker-style-name="T1"/>
      <text:p text:style-name="P25" loext:marker-style-name="T1"><text:span text:style-name="T1">Bone Crusher:<text:line-break/></text:span><text:span text:style-name="T18">Tooltip: </text:span><text:span text:style-name="T20">Attack with reduced damage and a chance to paralyze a body part, disabling it for 3 turns</text:span><text:span text:style-name="T18">. At higher levels, </text:span><text:span text:style-name="T20">the paralyze is twice as long</text:span><text:span text:style-name="T18">.<text:line-break/><text:line-break/>On use: (</text:span><text:span text:style-name="T19">Performed</text:span><text:span text:style-name="T18"> </text:span><text:span text:style-name="T20">Bone Crusher</text:span><text:span text:style-name="T18"> at Y level) </text:span><text:span text:style-name="T19">You </text:span><text:span text:style-name="T20">bludgeon &lt;enemy&gt;’s &lt;bodypart&gt; with your</text:span><text:span text:style-name="T19"> &lt;weapon&gt;</text:span><text:span text:style-name="T18">, <text:s/>dealing X damage. &lt;</text:span><text:span text:style-name="T20">if paralyze&gt; You pulverize the &lt;bodypart&gt; rendering it useless for Z turns.</text:span></text:p>
      <text:p text:style-name="P25" loext:marker-style-name="T1"><text:span text:style-name="T1"><text:line-break/>Lvl1: Deals 75% damage and has a </text:span><text:span text:style-name="T16">30</text:span><text:span text:style-name="T1">% chance to paralyze for </text:span><text:span text:style-name="T16">3</text:span><text:span text:style-name="T1"> turn</text:span><text:span text:style-name="T16">s</text:span><text:span text:style-name="T1"><text:line-break/>Lvl2: Deals 80% damage and has a </text:span><text:span text:style-name="T16">35</text:span><text:span text:style-name="T1">% chance to paralyze for </text:span><text:span text:style-name="T16">3</text:span><text:span text:style-name="T1"> turn</text:span><text:span text:style-name="T16">s</text:span><text:span text:style-name="T1"><text:line-break/>Lvl3: Deals 85% damage and has a </text:span><text:span text:style-name="T16">40</text:span><text:span text:style-name="T1">% chance to paralyze for </text:span><text:span text:style-name="T16">6</text:span><text:span text:style-name="T1"> turns<text:line-break/>Lvl4: Deals 90% damage and has a </text:span><text:span text:style-name="T16">45</text:span><text:span text:style-name="T1">% chance to paralyze for </text:span><text:span text:style-name="T16">6</text:span><text:span text:style-name="T1"> turns<text:line-break/>Lvl5: Deals 95% damage and has a </text:span><text:span text:style-name="T16">50</text:span><text:span text:style-name="T1">% chance to paralyze for </text:span><text:span text:style-name="T16">6</text:span><text:span text:style-name="T1"> turns<text:line-break/></text:span></text:p>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6" loext:marker-style-name="T1"/>
      <text:p text:style-name="P28" loext:marker-style-name="T23"><text:span text:style-name="T23">Defense-family: Adds a tiny bit of armor</text:span><text:span text:style-name="T23"/></text:p>
      <text:p text:style-name="P28" loext:marker-style-name="T23"><text:span text:style-name="T23">Lathi, quarterstaff, warstaff</text:span><text:span text:style-name="T23"/></text:p>
      <text:p text:style-name="P26" loext:marker-style-name="T1"/>
      <text:p text:style-name="P26" loext:marker-style-name="T1"/>
      <text:p text:style-name="P21" loext:marker-style-name="T1"><text:span text:style-name="T1">DEFENSE weapons are intended to TRADE OFFENSIVE POWER FOR SAFETY<text:line-break/></text:span><text:span text:style-name="T1"/></text:p>
      <text:p text:style-name="P21" loext:marker-style-name="T1"><text:span text:style-name="T1">Lathi | Light | 3-8 (5.5) dmg | +1-2 armor<text:line-break/></text:span><text:soft-page-break/><text:span text:style-name="T1">Quarterstaff | Medium | 3(4)-10(12) (6.5/8) dmg | +0-2 armor</text:span><text:span text:style-name="T1"/></text:p>
      <text:p text:style-name="P21" loext:marker-style-name="T1"><text:span text:style-name="T1">Bo | Heavy | 4-13 (8.5) dmg | +0-2 armor<text:line-break/>Tonfa | Light | 3-8 (5.5) dmg | +10% chance to parry and block</text:span><text:span text:style-name="T1"/></text:p>
      <text:p text:style-name="P21" loext:marker-style-name="T1"><text:span text:style-name="T1">Steel-tipped Staff | Medium | 3(4)-10(12) (6.5/8) dmg | +5% chance to parry and block</text:span><text:span text:style-name="T1"/></text:p>
      <text:p text:style-name="P21" loext:marker-style-name="T1"><text:span text:style-name="T1">Warstaff | Heavy | 4 - 13 (8.5) dmg | +5% chance to parry and block</text:span><text:span text:style-name="T1"/></text:p>
      <text:p text:style-name="P26" loext:marker-style-name="T1"/>
      <text:p text:style-name="P26" loext:marker-style-name="T1"/>
      <text:p text:style-name="P25" loext:marker-style-name="T1"><text:span text:style-name="T1"><text:line-break/>Wallop: </text:span><text:span text:style-name="T16">CAN ONLY TARGET HEAD PART</text:span></text:p>
      <text:p text:style-name="P25" loext:marker-style-name="T1"><text:span text:style-name="T18">Tooltip: </text:span><text:span text:style-name="T20">Attack the enemy’s head with reduced damage and a chance to blind</text:span><text:span text:style-name="T18">. <text:line-break/><text:line-break/>On use: (</text:span><text:span text:style-name="T19">Performed</text:span><text:span text:style-name="T18"> </text:span><text:span text:style-name="T20">Wallop</text:span><text:span text:style-name="T18"> at Y level) </text:span><text:span text:style-name="T19">You </text:span><text:span text:style-name="T20">bring your</text:span><text:span text:style-name="T19"> &lt;weapon&gt; </text:span><text:span text:style-name="T20">down, knocking &lt;enemy&gt; for</text:span><text:span text:style-name="T18"> X damage. &lt;</text:span><text:span text:style-name="T20">if blind&gt; It recoils blinded by the hit.</text:span></text:p>
      <text:p text:style-name="P25" loext:marker-style-name="T1"><text:span text:style-name="T1"><text:line-break/>Lvl1: Deals 60% damage and has a 50% chance to blind<text:line-break/>Lvl2: Deals 70% damage and has a 50% chance to blind<text:line-break/>Lvl3: Deals 80% damage and has a 65% chance to blind<text:line-break/>Lvl4: Deals 90% damage and has a </text:span><text:span text:style-name="T7">70</text:span><text:span text:style-name="T1">% chance to blind<text:line-break/>Lvl5: Deals 100% damage and has a </text:span><text:span text:style-name="T7">7</text:span><text:span text:style-name="T1">5% chance to blind<text:line-break/><text:line-break/>Armlock:<text:line-break/>Lvl1: Deals 25% damage and has a 30% chance to disarm. If the disarm fails, this skill repeats next turn (Unless the target has no weapon)<text:line-break/>Lvl2: Deals 35% damage and has a 30% chance to disarm. If the disarm fails, this skill repeats next turn. (Unless the target has no weapon)<text:line-break/>Lvl3: Deals 45% damage and has a 40% chance to disarm. If the disarm fails, this skill repeats next turn. (Unless the target has no weapon)<text:line-break/>Lvl4: Deals 55% damage and has a 40% chance to disarm. If the disarm fails, this skill repeats next turn. (Unless the target has no weapon)<text:line-break/>Lvl5: Deals 65% damage and has a 40% chance to disarm. If the disarm fails, this skill repeats next turn. (Unless the target has no weapon)<text:line-break/><text:line-break/>Measured Strike:<text:line-break/>Lvl1: Deals 100% damage and grants you a +10% chance to block and parry for 1 turn<text:line-break/>Lvl2: Deals 110% damage and grants you a +12% chance to block and parry for 1 turn<text:line-break/>Lvl3: Deals 120% damage and grants you a +15% chance to block and parry, and a +3% chance to dodge for 1 turn<text:line-break/>Lvl4: Deals 130% damage and grants you a +17% chance to block and parry, and a +4% chance to dodge for 1 turn<text:line-break/>Lvl5: Deals 140% damage and grants you a +20% chance to block and parry, and a +5% chance to dodge for 1 turn<text:line-break/><text:line-break/></text:span><text:span text:style-name="T17">Unarmed:</text:span></text:p>
      <text:p text:style-name="P21" loext:marker-style-name="T1"><text:span text:style-name="T17"/></text:p>
      <text:p text:style-name="P1">Quick Jab: <text:line-break/>Lvl1: Deal 50% of unarmed damage. Does not consume your turn. Requires one or more empty <text:soft-page-break/>hands.</text:p>
      <text:p text:style-name="P1">Lvl2: Deal 55% of unarmed damage. Does not consume your turn. Requires one or more empty hands.</text:p>
      <text:p text:style-name="P1">Lvl3: Deal 60% of unarmed damage with +2% accuracy. Does not consume your turn. Requires one or more empty hands.</text:p>
      <text:p text:style-name="P1">Lvl4: Deal 65% of unarmed damage with +3% accuracy. Does not consume your turn. Requires one or more empty hands.</text:p>
      <text:p text:style-name="P1">Lvl5: Deal 70% of unarmed damage with +4% accuracy. Does not consume your turn. Requires one or more empty hands.</text:p>
      <text:p text:style-name="P1"/>
      <text:p text:style-name="P1">Windpipe Crush:<text:line-break/>Lvl1: Deal 110% of unarmed damage with a 30% chance to silence. Requires one or more empty hands.</text:p>
      <text:p text:style-name="P1">Lvl2: Deal 120% of unarmed damage with a 30% chance to silence. Requires one or more empty hands.</text:p>
      <text:p text:style-name="P1">Lvl3: Deal 130% of unarmed damage with a 40% chance to silence. Requires one or more empty hands.</text:p>
      <text:p text:style-name="P1">Lvl4: Deal 140% of unarmed damage with a 50% chance to silence. Requires one or more empty hands.</text:p>
      <text:p text:style-name="P1">Lvl5: Deal 150% of unarmed damage with a 60% chance to silence. Requires one or more empty hands.</text:p>
      <text:p text:style-name="P1"/>
      <text:p text:style-name="P1"/>
      <text:p text:style-name="P1">Elbow Strike:<text:line-break/>Lvl1: Deal 120% of unarmed damage with +5% chance to crit. Requires one or more empty hands.</text:p>
      <text:p text:style-name="P1">Lvl2: Deal 130% of unarmed damage with +5% chance to crit. Requires one or more empty hands.</text:p>
      <text:p text:style-name="P1">Lvl3: Deal 140% of unarmed damage with +5% chance to crit and +10% crit damage. Requires one or more empty hands.hance to crit and +20% crit damage. Requires one or more empty hands.</text:p>
      <text:p text:style-name="P11"/>
      <text:p text:style-name="P11"/>
      <text:p text:style-name="P27" loext:marker-style-name="T1"/>
      <text:p text:style-name="P29" loext:marker-style-name="T23"><text:span text:style-name="T25">Ranged</text:span><text:span text:style-name="T23">-family: </text:span><text:span text:style-name="T25">Its own thing</text:span></text:p>
      <text:p text:style-name="P30" loext:marker-style-name="T23"><text:span text:style-name="T25"/></text:p>
      <text:p text:style-name="P31" loext:marker-style-name="T23"/>
      <text:p text:style-name="P2">Ranged weapons are intended to work differently than normal weapons. They pack more damage and have more powerful inherent bonuses (or penalties) but REQUIRE ammunition to be fired and their skills REQUIRE the corresponding type of ammunition.</text:p>
      <text:p text:style-name="P2"/>
      <text:p text:style-name="P2"/>
      <text:p text:style-name="P2">BOWS scale off Strenght <text:span text:style-name="T26">and require ARROWS</text:span></text:p>
      <text:p text:style-name="P2"/>
      <text:p text:style-name="P2"><text:span text:style-name="T27">Short</text:span> Bow <text:span text:style-name="T1">| Ranged | 8 - 12 (10) dmg | +10 initiative after attacking</text:span></text:p>
      <text:p text:style-name="P2">Composite Bow <text:span text:style-name="T1">| Ranged | 8 - 12 (10) dmg | +</text:span><text:span text:style-name="T7">2</text:span><text:span text:style-name="T1"> armor pen</text:span></text:p>
      <text:p text:style-name="P2">Longbow <text:span text:style-name="T1">| Ranged | 9 - 14 (11.5) dmg</text:span></text:p>
      <text:p text:style-name="P2"><text:soft-page-break/><text:span text:style-name="T1"/></text:p>
      <text:p text:style-name="P2"><text:span text:style-name="T1"/></text:p>
      <text:p text:style-name="P23" loext:marker-style-name="T1"><text:span text:style-name="T7">Inferno Arrow</text:span><text:span text:style-name="T1">:<text:line-break/>Lvl1: Deals </text:span><text:span text:style-name="T7">2</text:span><text:span text:style-name="T1">0%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2: Deals </text:span><text:span text:style-name="T7">25</text:span><text:span text:style-name="T1">% </text:span><text:span text:style-name="T7">extra</text:span><text:span text:style-name="T1"> damage </text:span><text:span text:style-name="T7">as fire </text:span><text:span text:style-name="T1">and has a </text:span><text:span text:style-name="T7">35%</text:span><text:span text:style-name="T1"> chance to b</text:span><text:span text:style-name="T7">urn. If target is already burning, it deals 33% extra damage</text:span><text:span text:style-name="T1"><text:line-break/>Lvl3: Deals </text:span><text:span text:style-name="T7">3</text:span><text:span text:style-name="T1">0% </text:span><text:span text:style-name="T7">extra</text:span><text:span text:style-name="T1"> damage </text:span><text:span text:style-name="T7">as fire </text:span><text:span text:style-name="T1">and has a </text:span><text:span text:style-name="T7">40%</text:span><text:span text:style-name="T1"> chance to b</text:span><text:span text:style-name="T7">urn. If target is already burning, it deals 33% extra damage</text:span><text:span text:style-name="T1"><text:line-break/>Lvl4: Deals </text:span><text:span text:style-name="T7">35</text:span><text:span text:style-name="T1">% </text:span><text:span text:style-name="T7">extra</text:span><text:span text:style-name="T1"> damage </text:span><text:span text:style-name="T7">as fire </text:span><text:span text:style-name="T1">and has a </text:span><text:span text:style-name="T7">45%</text:span><text:span text:style-name="T1"> chance to b</text:span><text:span text:style-name="T7">urn. If target is already burning, it deals 33% extra damage</text:span><text:span text:style-name="T1"><text:line-break/>Lvl5: <text:s/>Deals </text:span><text:span text:style-name="T7">40</text:span><text:span text:style-name="T1">% </text:span><text:span text:style-name="T7">extra</text:span><text:span text:style-name="T1"> damage </text:span><text:span text:style-name="T7">as fire </text:span><text:span text:style-name="T1">and has a </text:span><text:span text:style-name="T7">50%</text:span><text:span text:style-name="T1"> chance to b</text:span><text:span text:style-name="T7">urn. If target is already burning, it deals 33% extra damage</text:span></text:p>
      <text:p text:style-name="P2"><text:span text:style-name="T1"/></text:p>
      <text:p text:style-name="P23" loext:marker-style-name="T1"><text:span text:style-name="T7">Frostbloom Arrow</text:span><text:span text:style-name="T1">:<text:line-break/>Lvl1: Deals </text:span><text:span text:style-name="T7">1</text:span><text:span text:style-name="T1">0% </text:span><text:span text:style-name="T7">extra</text:span><text:span text:style-name="T1"> damage </text:span><text:span text:style-name="T7">as cold </text:span><text:span text:style-name="T1">and has a </text:span><text:span text:style-name="T7">50%</text:span><text:span text:style-name="T1"> chance to </text:span><text:span text:style-name="T7">chill. If target is already chilled, it has a chance to stun instead</text:span><text:span text:style-name="T1"><text:line-break/>Lvl2: </text:span><text:span text:style-name="T7">Deals 14% extra damage as cold and has a 50% chance to chill. If target is already chilled, it has a chance to stun instead</text:span><text:span text:style-name="T1"><text:line-break/>Lvl3: </text:span><text:span text:style-name="T7">Deals 17% extra damage as cold and has a 52% chance to chill. If target is already chilled, it has a chance to stun instead</text:span><text:span text:style-name="T1"><text:line-break/>Lvl4: </text:span><text:span text:style-name="T7">Deals 20% extra damage as cold and has a 55% chance to chill. If target is already chilled, it has a chance to stun instead</text:span><text:span text:style-name="T1"><text:line-break/>Lvl5: </text:span><text:span text:style-name="T7">Deals 23% extra damage as cold and has a 58% chance to chill. If target is already chilled, it has a chance to stun instead</text:span></text:p>
      <text:p text:style-name="P4"><text:span text:style-name="T1"/></text:p>
      <text:p text:style-name="P23" loext:marker-style-name="T1"><text:span text:style-name="T7">Stormburst Arrow</text:span><text:span text:style-name="T1">:<text:line-break/>Lvl1: Deals </text:span><text:span text:style-name="T7">20</text:span><text:span text:style-name="T1">% </text:span><text:span text:style-name="T7">extra</text:span><text:span text:style-name="T1"> damage </text:span><text:span text:style-name="T7">as lightning </text:span><text:span text:style-name="T1">and has a </text:span><text:span text:style-name="T7">40%</text:span><text:span text:style-name="T1"> chance to </text:span><text:span text:style-name="T7">overcharge. If target is already overcharged, remove it to deal 75% of its remaining damage instantly</text:span><text:span text:style-name="T1"><text:line-break/>Lvl2: </text:span><text:span text:style-name="T7">Deals 25% extra damage as lightning and has a 40% chance to overcharge. If target is already overcharged, remove it to deal 75% of its remaining damage instantly</text:span><text:span text:style-name="T1"><text:line-break/>Lvl3: </text:span><text:span text:style-name="T7">Deals 30% extra damage as lightning and has a 40% chance to overcharge. If target is already overcharged, remove it to deal 80% of its remaining damage instantly</text:span><text:span text:style-name="T1"><text:line-break/>Lvl4: </text:span><text:span text:style-name="T7">Deals 35% extra damage as lightning and has a 40% chance to overcharge. If target is already overcharged, remove it to deal 85% of its remaining damage instantly</text:span><text:span text:style-name="T1"><text:line-break/>Lvl5: </text:span><text:span text:style-name="T7">Deals 40% extra damage as lightning and has a 40% chance to overcharge. If target is already overcharged, remove it to deal 90% of its remaining damage instantly</text:span></text:p>
      <text:p text:style-name="P2"><text:span text:style-name="T1"/></text:p>
      <text:p text:style-name="P2"><text:span text:style-name="T1"/></text:p>
      <text:p text:style-name="P12"><text:span text:style-name="T21">Seeking Arrow:</text:span><text:span text:style-name="T1"><text:line-break/>Lvl1: </text:span><text:span text:style-name="T8">Cannot miss</text:span><text:span text:style-name="T1"><text:line-break/>Lvl2: </text:span><text:span text:style-name="T8">Cannot miss and deals 10% extra damage as magic</text:span><text:span text:style-name="T1"><text:line-break/>Lvl3: </text:span><text:span text:style-name="T8">Cannot miss and deals 15% extra damage as magic</text:span><text:span text:style-name="T1"><text:line-break/>Lvl4: </text:span><text:span text:style-name="T8">Cannot miss and deals 20% extra damage as magic</text:span><text:span text:style-name="T1"><text:line-break/>Lvl5: </text:span><text:span text:style-name="T8">Cannot miss and deals 25% extra damage as magic</text:span></text:p>
      <text:p text:style-name="P2"><text:span text:style-name="T1"/></text:p>
      <text:p text:style-name="P12"><text:soft-page-break/><text:span text:style-name="T8">Entangling Arrow:</text:span><text:span text:style-name="T1"><text:line-break/>Lvl1: </text:span><text:span text:style-name="T8">Deals 120% of damage and has a 35% chance to restrain</text:span><text:span text:style-name="T1"><text:line-break/>Lvl2: </text:span><text:span text:style-name="T8">Deals 125% of damage and has a 35% chance to restrain</text:span><text:span text:style-name="T1"><text:line-break/>Lvl3: </text:span><text:span text:style-name="T8">Deals 130% of damage and has a 40% chance to restrain</text:span><text:span text:style-name="T1"><text:line-break/>Lvl4: </text:span><text:span text:style-name="T8">Deals 135% of damage and has a 45% chance to restrain</text:span><text:span text:style-name="T1"><text:line-break/>Lvl5: </text:span><text:span text:style-name="T8">Deals 140% of damage and has a 50% chance to restrain</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CROSSBOWS scale of Dexterity </text:span><text:span text:style-name="T7">and require BOLTS</text:span><text:span text:style-name="T1"><text:line-break/><text:line-break/>Light Crossbow | Ranged | 8 - 1</text:span><text:span text:style-name="T6">3</text:span><text:span text:style-name="T1"> (10.</text:span><text:span text:style-name="T6">5</text:span><text:span text:style-name="T1">) dmg | </text:span><text:span text:style-name="T6">+2 armor pen, -5 initative after attacking</text:span></text:p>
      <text:p text:style-name="P3">Heavy Crossbow <text:span text:style-name="T1">| Ranged | </text:span><text:span text:style-name="T6">9</text:span><text:span text:style-name="T1"> - 1</text:span><text:span text:style-name="T6">3</text:span><text:span text:style-name="T1"> (1</text:span><text:span text:style-name="T6">1</text:span><text:span text:style-name="T1">) dmg | +</text:span><text:span text:style-name="T6">3</text:span><text:span text:style-name="T1"> </text:span><text:span text:style-name="T6">armor pen, -8 </text:span><text:span text:style-name="T1">initiative after attacking</text:span></text:p>
      <text:p text:style-name="P6"><text:span text:style-name="T27">Arbalest</text:span> <text:span text:style-name="T5">| Ranged | </text:span><text:span text:style-name="T1">10</text:span><text:span text:style-name="T5"> - </text:span><text:span text:style-name="T1">15</text:span><text:span text:style-name="T5"> (1</text:span><text:span text:style-name="T1">2,5</text:span><text:span text:style-name="T5">) dmg | +</text:span><text:span text:style-name="T1">3 armor pen,</text:span><text:span text:style-name="T5"> -</text:span><text:span text:style-name="T1">10 </text:span><text:span text:style-name="T5">initiative after attacking</text:span></text:p>
      <text:p text:style-name="P6"><text:span text:style-name="T5"/></text:p>
      <text:p text:style-name="P6"><text:span text:style-name="T5"/></text:p>
      <text:p text:style-name="P6"><text:span text:style-name="T5"/></text:p>
      <text:p text:style-name="P12"><text:span text:style-name="T21">Explosive Bolt:</text:span><text:span text:style-name="T1"><text:line-break/>Lvl1: </text:span><text:span text:style-name="T8">Deals 20% of damage as fire to all body parts</text:span><text:span text:style-name="T1"><text:line-break/>Lvl2: </text:span><text:span text:style-name="T8">Deals 25% of damage as fire to all body parts</text:span><text:span text:style-name="T1"><text:line-break/>Lvl3: </text:span><text:span text:style-name="T8">Deals 30% of damage as fire to all body parts with +3% accuracy</text:span><text:span text:style-name="T1"><text:line-break/>Lvl4: </text:span><text:span text:style-name="T8">Deals 35% of damage as fire to all body parts with +4% accuracy</text:span><text:span text:style-name="T1"><text:line-break/>Lvl5: </text:span><text:span text:style-name="T8">Deals 40% of damage as fire to all body parts with +5% accuracy</text:span></text:p>
      <text:p text:style-name="P5"><text:span text:style-name="T5"/></text:p>
      <text:p text:style-name="P6"><text:span text:style-name="T5"/></text:p>
      <text:p text:style-name="P12"><text:span text:style-name="T8">Poison Bolt:</text:span><text:span text:style-name="T5"><text:line-break/>Lvl1: </text:span><text:span text:style-name="T8">Deals 60% of damage and has a 75% chance to poison</text:span><text:span text:style-name="T5"><text:line-break/>Lvl2: </text:span><text:span text:style-name="T8">Deals 65% of damage and has a 75% chance to poison</text:span><text:span text:style-name="T5"><text:line-break/>Lvl3: </text:span><text:span text:style-name="T8">Deals 70% of damage and has a 82% chance to poison</text:span><text:span text:style-name="T5"><text:line-break/>Lvl4: </text:span><text:span text:style-name="T8">Deals 75% of damage and has a 90% chance to poison</text:span><text:span text:style-name="T5"><text:line-break/>Lvl5: </text:span><text:span text:style-name="T8">Deals 80% of damage and has a 99% chance to poison</text:span></text:p>
      <text:p text:style-name="P6"><text:span text:style-name="T5"/></text:p>
      <text:p text:style-name="P12"><text:span text:style-name="T8">Piercing Bolt:</text:span><text:span text:style-name="T5"><text:line-break/>Lvl1: </text:span><text:span text:style-name="T8">Deals 110% of damage and has a +4 armor pen</text:span><text:span text:style-name="T5"><text:line-break/>Lvl2: </text:span><text:span text:style-name="T8">Deals 115% of damage and has a +4 armor pen</text:span><text:span text:style-name="T5"><text:line-break/>Lvl3: </text:span><text:span text:style-name="T8">Deals 120% of damage and has a +5 armor pen</text:span><text:span text:style-name="T5"><text:line-break/>Lvl4: </text:span><text:span text:style-name="T8">Deals 125% of damage and has a +6 armor pen</text:span><text:span text:style-name="T5"><text:line-break/>Lvl5: </text:span><text:span text:style-name="T8">Deals 130% of damage and has a +7 armor pen</text:span></text:p>
      <text:p text:style-name="P6"><text:span text:style-name="T5"/></text:p>
      <text:p text:style-name="P6"><text:span text:style-name="T5"/></text:p>
      <text:p text:style-name="P13"><text:span text:style-name="T9">Smoke</text:span><text:span text:style-name="T8"> Bolt:</text:span><text:span text:style-name="T5"><text:line-break/>Lvl1: </text:span><text:span text:style-name="T9">Blinds</text:span><text:span text:style-name="T5"><text:line-break/>Lvl2: </text:span><text:span text:style-name="T9">Blinds and deals 10% of damage</text:span><text:span text:style-name="T5"><text:line-break/>Lvl3: </text:span><text:span text:style-name="T9">Blinds and deals 15% of damage</text:span><text:span text:style-name="T5"><text:line-break/></text:span><text:soft-page-break/><text:span text:style-name="T5">Lvl4: </text:span><text:span text:style-name="T9">Blinds and deals 20% of damage</text:span><text:span text:style-name="T5"><text:line-break/>Lvl5: </text:span><text:span text:style-name="T9">Blinds and deals 25% of damage</text:span></text:p>
      <text:p text:style-name="P6"><text:span text:style-name="T5"/></text:p>
      <text:p text:style-name="P6"><text:span text:style-name="T5"/></text:p>
      <text:p text:style-name="P9"><text:span text:style-name="T5">H</text:span><text:span text:style-name="T1">arpoon Bolt:</text:span></text:p>
      <text:p text:style-name="P13"><text:span text:style-name="T5">Lvl1: </text:span><text:span text:style-name="T9">Deals 70% of damage and has a 75% chance to bleed for 25% of damage</text:span><text:span text:style-name="T5"><text:line-break/>Lvl2: </text:span><text:span text:style-name="T9">Deals 80% of damage and has a 75% chance to bleed for 25% of damage</text:span><text:span text:style-name="T5"><text:line-break/>Lvl3:</text:span><text:span text:style-name="T9"> Deals 90% of damage and has a 75% chance to bleed for 30% of damage</text:span><text:span text:style-name="T5"><text:line-break/>Lvl4: </text:span><text:span text:style-name="T9">Deals 100% of damage and has a 75% chance to bleed for 35% of damage</text:span><text:span text:style-name="T5"><text:line-break/>Lvl5: </text:span><text:span text:style-name="T9">Deals 110% of damage and has a 75% chance to bleed for 40% of damage</text:span></text:p>
      <text:p text:style-name="P7"><text:span text:style-name="T5"/></text:p>
      <text:p text:style-name="P7"><text:span text:style-name="T5"/></text:p>
      <text:p text:style-name="P7"><text:span text:style-name="T5">F</text:span><text:span text:style-name="T1">IREARMS DONT SCALE </text:span><text:span text:style-name="T7">and require BULLETS</text:span><text:span text:style-name="T1"><text:line-break/><text:line-break/></text:span><text:span text:style-name="T7">Pistolet </text:span><text:span text:style-name="T5">| Ranged | </text:span><text:span text:style-name="T7">10</text:span><text:span text:style-name="T5"> - </text:span><text:span text:style-name="T7">16</text:span><text:span text:style-name="T5"> (1</text:span><text:span text:style-name="T7">3</text:span><text:span text:style-name="T5">) dmg | -10 initiative after attacking</text:span></text:p>
      <text:p text:style-name="P8"><text:span text:style-name="T1">Handgonne </text:span><text:span text:style-name="T5">| Ranged | </text:span><text:span text:style-name="T1">12</text:span><text:span text:style-name="T5"> - 1</text:span><text:span text:style-name="T1">8</text:span><text:span text:style-name="T5"> (1</text:span><text:span text:style-name="T1">5</text:span><text:span text:style-name="T5">) dmg | -</text:span><text:span text:style-name="T1">15</text:span><text:span text:style-name="T5"> initiative after attacking</text:span></text:p>
      <text:p text:style-name="P8"><text:span text:style-name="T1">Arquebus </text:span><text:span text:style-name="T5">| Ranged | </text:span><text:span text:style-name="T1">14</text:span><text:span text:style-name="T5"> - </text:span><text:span text:style-name="T1">20</text:span><text:span text:style-name="T5"> (1</text:span><text:span text:style-name="T1">7</text:span><text:span text:style-name="T5">) dmg | -</text:span><text:span text:style-name="T1">2</text:span><text:span text:style-name="T5">0 initiative after attacking</text:span></text:p>
      <text:p text:style-name="P8"><text:span text:style-name="T5"/></text:p>
      <text:p text:style-name="P8"><text:span text:style-name="T5"/></text:p>
      <text:p text:style-name="P10"><text:span text:style-name="T5">D</text:span><text:span text:style-name="T1">umdum:</text:span></text:p>
      <text:p text:style-name="P14"><text:span text:style-name="T5">Lvl1: </text:span><text:span text:style-name="T9">Deals </text:span><text:span text:style-name="T10">125</text:span><text:span text:style-name="T9">% of damage </text:span><text:span text:style-name="T10">with -3 armor pen. Deals 50% extra damage against beasts and humanoids</text:span><text:span text:style-name="T5"><text:line-break/>Lvl2: </text:span><text:span text:style-name="T9">Deals </text:span><text:span text:style-name="T10">130</text:span><text:span text:style-name="T9">% of damage </text:span><text:span text:style-name="T10">with -3 armor pen. Deals 50% extra damage against beasts and humanoids</text:span><text:span text:style-name="T5"><text:line-break/>Lvl3:</text:span><text:span text:style-name="T9"> Deals </text:span><text:span text:style-name="T10">135</text:span><text:span text:style-name="T9">% of damage </text:span><text:span text:style-name="T10">with -2 armor pen. Deals 50% extra damage against beasts and humanoids</text:span><text:span text:style-name="T5"><text:line-break/>Lvl4: </text:span><text:span text:style-name="T9">Deals </text:span><text:span text:style-name="T10">140</text:span><text:span text:style-name="T9">% of damage </text:span><text:span text:style-name="T10">with -2 armor pen. Deals 50% extra damage against beasts and humanoids</text:span><text:span text:style-name="T5"><text:line-break/>Lvl5: </text:span><text:span text:style-name="T9">Deals </text:span><text:span text:style-name="T10">145</text:span><text:span text:style-name="T9">% of damage </text:span><text:span text:style-name="T10">with -1 armor pen. Deals 50% extra damage against beasts and humanoids</text:span></text:p>
      <text:p text:style-name="P14"><text:span text:style-name="T10"/></text:p>
      <text:p text:style-name="P14"><text:span text:style-name="T10"/></text:p>
      <text:p text:style-name="P19">Silver Bullet:</text:p>
      <text:p text:style-name="P15"><text:span text:style-name="T5">Lvl1: </text:span><text:span text:style-name="T9">Deals </text:span><text:span text:style-name="T1">12</text:span><text:span text:style-name="T10">0</text:span><text:span text:style-name="T9">% of damage</text:span><text:span text:style-name="T1">. Deals 50% extra damage against </text:span><text:span text:style-name="T10">undeads and demons</text:span><text:span text:style-name="T5"><text:line-break/>Lvl2: </text:span><text:span text:style-name="T9">Deals </text:span><text:span text:style-name="T5">12</text:span><text:span text:style-name="T11">5</text:span><text:span text:style-name="T9">% of damage</text:span><text:span text:style-name="T5">. Deals 50% extra damage against </text:span><text:span text:style-name="T10">undeads and demons</text:span><text:span text:style-name="T5"><text:line-break/>Lvl3:</text:span><text:span text:style-name="T9"> Deals 1</text:span><text:span text:style-name="T11">3</text:span><text:span text:style-name="T10">0</text:span><text:span text:style-name="T9">% of damage. Deals 50% extra damage against </text:span><text:span text:style-name="T10">undeads and demons</text:span><text:span text:style-name="T5"><text:line-break/>Lvl4: </text:span><text:span text:style-name="T9">Deals </text:span><text:span text:style-name="T5">1</text:span><text:span text:style-name="T11">35</text:span><text:span text:style-name="T9">% of damage</text:span><text:span text:style-name="T5">. Deals 50% extra damage against </text:span><text:span text:style-name="T10">undeads and demons</text:span><text:span text:style-name="T5"><text:line-break/>Lvl5: </text:span><text:span text:style-name="T9">Deals </text:span><text:span text:style-name="T5">1</text:span><text:span text:style-name="T11">40</text:span><text:span text:style-name="T9">% of damage</text:span><text:span text:style-name="T5">. Deals 50% extra damage against </text:span><text:span text:style-name="T10">undeads and demons</text:span></text:p>
      <text:p text:style-name="P15"><text:span text:style-name="T10"/></text:p>
      <text:p text:style-name="P15"><text:span text:style-name="T10"/></text:p>
      <text:p text:style-name="P17"><text:span text:style-name="T12">Rimfire</text:span><text:span text:style-name="T1">:</text:span></text:p>
      <text:p text:style-name="P16"><text:span text:style-name="T5">Lvl1: </text:span><text:span text:style-name="T9">Deals </text:span><text:span text:style-name="T12">75</text:span><text:span text:style-name="T9">% of damage</text:span><text:span text:style-name="T10">. </text:span><text:span text:style-name="T12">+5 initiative after attacking</text:span><text:span text:style-name="T5"><text:line-break/>Lvl2: </text:span><text:span text:style-name="T9">Deals </text:span><text:span text:style-name="T12">80</text:span><text:span text:style-name="T9">% of damage</text:span><text:span text:style-name="T10">. </text:span><text:span text:style-name="T12">+5 initiative after attacking</text:span><text:span text:style-name="T5"><text:line-break/>Lvl3:</text:span><text:span text:style-name="T9"> Deals </text:span><text:span text:style-name="T12">85</text:span><text:span text:style-name="T9">% of damage</text:span><text:span text:style-name="T10">. </text:span><text:span text:style-name="T12">+6 initiative after attacking</text:span><text:span text:style-name="T5"><text:line-break/>Lvl4: </text:span><text:span text:style-name="T9">Deals </text:span><text:span text:style-name="T12">90</text:span><text:span text:style-name="T9">% of damage</text:span><text:span text:style-name="T10">. </text:span><text:span text:style-name="T12">+7 initiative after attacking</text:span><text:span text:style-name="T5"><text:line-break/>Lvl5: </text:span><text:span text:style-name="T9">Deals </text:span><text:span text:style-name="T12">95</text:span><text:span text:style-name="T9">% of damage</text:span><text:span text:style-name="T10">. </text:span><text:span text:style-name="T12">+8 initiative after attacking</text:span></text:p>
      <text:p text:style-name="P16"><text:soft-page-break/><text:span text:style-name="T12"/></text:p>
      <text:p text:style-name="P16"><text:span text:style-name="T12"/></text:p>
      <text:p text:style-name="P20">Slug:</text:p>
      <text:p text:style-name="P16"><text:span text:style-name="T5">Lvl1: </text:span><text:span text:style-name="T9">Deals </text:span><text:span text:style-name="T12">140</text:span><text:span text:style-name="T9">% of damage</text:span><text:span text:style-name="T10">. -</text:span><text:span text:style-name="T12">8</text:span><text:span text:style-name="T1"> initiative after attacking</text:span><text:span text:style-name="T5"><text:line-break/>Lvl2: </text:span><text:span text:style-name="T9">Deals </text:span><text:span text:style-name="T12">145</text:span><text:span text:style-name="T9">% of damage</text:span><text:span text:style-name="T10">. -</text:span><text:span text:style-name="T12">8</text:span><text:span text:style-name="T5"> initiative after attacking<text:line-break/>Lvl3:</text:span><text:span text:style-name="T9"> Deals </text:span><text:span text:style-name="T12">150</text:span><text:span text:style-name="T9">% of damage</text:span><text:span text:style-name="T10">. -</text:span><text:span text:style-name="T12">7</text:span><text:span text:style-name="T9"> initiative after attacking</text:span><text:span text:style-name="T5"><text:line-break/>Lvl4: </text:span><text:span text:style-name="T9">Deals </text:span><text:span text:style-name="T12">155</text:span><text:span text:style-name="T9">% of damage</text:span><text:span text:style-name="T10">. -</text:span><text:span text:style-name="T12">6</text:span><text:span text:style-name="T5"> initiative after attacking<text:line-break/>Lvl5: <text:s/></text:span><text:span text:style-name="T9">Deals </text:span><text:span text:style-name="T12">160</text:span><text:span text:style-name="T9">% of damage</text:span><text:span text:style-name="T10">. -</text:span><text:span text:style-name="T12">5</text:span><text:span text:style-name="T5"> initiative after attacking</text:span></text:p>
      <text:p text:style-name="P16"><text:span text:style-name="T5"/></text:p>
      <text:p text:style-name="P16"><text:span text:style-name="T5"/></text:p>
      <text:p text:style-name="P18"><text:span text:style-name="T13">Toxic </text:span><text:span text:style-name="T5">F</text:span><text:span text:style-name="T1">lechette:<text:line-break/></text:span><text:span text:style-name="T5">Lvl1: </text:span><text:span text:style-name="T9">Deals </text:span><text:span text:style-name="T1">30</text:span><text:span text:style-name="T9">% of damage</text:span><text:span text:style-name="T10">. </text:span><text:span text:style-name="T1">15% chance to paralyze</text:span></text:p>
      <text:p text:style-name="P18"><text:span text:style-name="T5">Lvl</text:span><text:span text:style-name="T1">2</text:span><text:span text:style-name="T5">: </text:span><text:span text:style-name="T9">Deals </text:span><text:span text:style-name="T1">35</text:span><text:span text:style-name="T9">% of damage</text:span><text:span text:style-name="T10">. </text:span><text:span text:style-name="T1">15% chance to paralyze</text:span></text:p>
      <text:p text:style-name="P18"><text:span text:style-name="T5">Lvl</text:span><text:span text:style-name="T1">3</text:span><text:span text:style-name="T5">: </text:span><text:span text:style-name="T9">Deals </text:span><text:span text:style-name="T1">40</text:span><text:span text:style-name="T9">% of damage</text:span><text:span text:style-name="T10">. </text:span><text:span text:style-name="T1">18% chance to paralyze</text:span></text:p>
      <text:p text:style-name="P18"><text:span text:style-name="T5">Lvl</text:span><text:span text:style-name="T1">4</text:span><text:span text:style-name="T5">: </text:span><text:span text:style-name="T9">Deals </text:span><text:span text:style-name="T1">45</text:span><text:span text:style-name="T9">% of damage</text:span><text:span text:style-name="T10">. </text:span><text:span text:style-name="T1">20% chance to paralyze</text:span></text:p>
      <text:p text:style-name="P18"><text:span text:style-name="T5">Lvl</text:span><text:span text:style-name="T1">5</text:span><text:span text:style-name="T5">: </text:span><text:span text:style-name="T9">Deals </text:span><text:span text:style-name="T1">50</text:span><text:span text:style-name="T9">% of damage</text:span><text:span text:style-name="T10">. </text:span><text:span text:style-name="T1">23% chance to paralyz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es" fo:country="none"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0.423cm" fo:text-align="start" style:justify-single-word="false" fo:text-indent="0cm" style:auto-text-indent="false"/>
      <style:text-properties officeooo:rsid="00187b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date>2024-06-27T07:54:38.054000000</dc:date>
    <meta:editing-duration>PT1H43M29S</meta:editing-duration>
    <meta:editing-cycles>8</meta:editing-cycles>
    <meta:document-statistic meta:table-count="0" meta:image-count="0" meta:object-count="0" meta:page-count="13" meta:paragraph-count="121" meta:word-count="4077" meta:character-count="22280" meta:non-whitespace-character-count="18247"/>
  </office:meta>
</office:document-meta>
</file>